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2"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3"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4" style:family="paragraph" style:parent-style-name="Heading_20_1">
      <style:text-properties fo:language="en" fo:country="US"/>
    </style:style>
    <style:style style:name="P5"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6" style:family="paragraph" style:parent-style-name="Text_20_body">
      <style:paragraph-properties fo:text-align="justify" style:justify-single-word="false"/>
    </style:style>
    <style:style style:name="T1" style:family="text">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Notes on the VUEE model for version 1.5</text:h>
      <text:p text:style-name="P2"/>
      <text:p text:style-name="P2">July 6, 2015</text:p>
      <text:p text:style-name="P1"/>
      <text:h text:style-name="P4" text:outline-level="1">Start</text:h>
      <text:p text:style-name="P1">Open the VUEEPACK folder and double-click on runmodel.exe. Select the data file and hit “Run model”. The data file named apki.xml contains the simplest network configuration consisting of the master, one Peg, and two Tags. The output file is mostly irrelevant. You only use it when something goes wrong and you want to find the source of the problem. After about two seconds you should see the root window of udaemon (which is the name of the visualization tool). The model is now running. If you want to see the elapsed time in the model, you can select CLOCK from the component selection menu at the top of the root window and then click “Connect”.</text:p>
      <text:h text:style-name="Heading_20_1" text:outline-level="1">Interface</text:h>
      <text:p text:style-name="P1">The starter (runmodel.exe) executes two components: the proper simulator (side.exe) on the selected data file (describing some specific network) plus a UI program (udaemon.exe). In principle, the two components can be started independently, if you know how to do it.</text:p>
      <text:p text:style-name="P1">The UI is anchored at a simple console window titled “VUEE udaemon (...)”. It presents a row of buttons and fields at the top and a text area underneath where udaemon lists some description of its actions.</text:p>
      <text:p text:style-name="P1">Select “ROAMER” from the menu (third button from the right) and press “Connect”. You will see the layout of the emulated network within a planar rectangle with nodes and their Id's. The Master is painted black, Pegs are yellow, and the remaining node colors identify Tags (different colors for different types). When you hover the mouse over a node, you will see in the left lower corner the node's coordinates, its type, serial number (you don't care about it), and the node Id (which is also listed above the node). You can move the nodes around (you know this from your previous experiments).</text:p>
      <text:p text:style-name="P1">If you are annoyed by the pop-up tips, you can disable them by clicking on the + sign in the root window (between the component selection menu and the “Connect” button).</text:p>
      <text:p text:style-name="P6"><text:span text:style-name="T1">Nodes are equipped with various components which you can connect to. When you right click on a node in the “ROAMER” window, you will see the list of those components. Not every node has all the components. For example, Pegs have UARTs but no PINS, while Tags have PINS, but no UARTs. When you select a component from the list, you will connect to it (a component specific window will pop up), provided that the node is equipped with the component. Another way to access node components is from the main window: you can enter the node Id into the “number” field, select the component from the component selection menu, and click “Connect”. Note that the component selection menu in the root window has more items than the list of components associated with a node. Some components are global, “ROAMER” is one </text:span><text:soft-page-break/><text:span text:style-name="T1">example of such a component.</text:span></text:p>
      <text:p text:style-name="P6"><text:span text:style-name="T1">Note that the UART component occurs in three variants: plug, ascii, and hex. The first variant is available when a plugin is available (it is in our case) to provide for a translation between the raw data sent and received over the UART and what the user enters and sees in the UART window. In other words, a plugin implements some kind of user interface to the node's UART. With the ascii variant, all data arriving from the UART will be shown as (ASCII) characters in the UART window and whatever the user enters into the UART will be sent as a bunch of corresponding ASCII characters. The hex variant present incoming data (individual bytes) as pairs of hexadecimal digits and expects the same kind of input from the user. The non-plugin variants assume raw communication, i.e., the user sees directly what arrives from the UART and is expected to enter directly whatever the node wants to receive.</text:span></text:p>
      <text:p text:style-name="P6"><text:span text:style-name="T1">While technically you can interpret the binary (hex) data arriving from Pegs, entering binary data would be tedious, because, in addition to STX and ETX, you would also have to enter the escape and (correct) checksum bytes manually. So for simple experiments use the plugin variant. The plugin is described in reasonable (and probably useless) detail in a separate document (uart_plugin). Instead of studying that document, you can go through the exercise in Appendix A, Section 2 of the interface document to see how it works.</text:span></text:p>
      <text:h text:style-name="Heading_20_1" text:outline-level="1">Interfacing to a real agent</text:h>
      <text:p text:style-name="P1">The model will allow you to test the interface with a real source/sink of data. Supposing you have such a source, which can communicate over a COM port, do this:</text:p>
      <text:p text:style-name="P1">Start the model and open the “hex” variant of the UART window for the master Peg.</text:p>
      <text:p text:style-name="P1">Connect the real interface agent to a COM port on the PC. Make sure that the parameters of the port are correct, i.e., the rate is 115200 bps, and so on.</text:p>
      <text:p text:style-name="P1">In the UART window of the model select the COM device to which the real agent is connected. You can also select “Scan” first which will narrow down the list of COM devices shown in the menu to those that can actually be opened.</text:p>
      <text:p text:style-name="P1">That's it: you have established a link between the real COM device and the master's (virtual) UART. Whatever the agent writes to the COM device will be read by the master and vice-versa. The agent must follow the protocol outlined in the interface document.</text:p>
      <text:p text:style-name="P1">Note that the UART window of the model will be showing you (in hex) the data written by the Peg to its virtual UART (marked →) as well as the data arriving from the agent (marked ← ).</text:p>
      <text:h text:style-name="Heading_20_1" text:outline-level="1">Generating events</text:h>
      <text:p text:style-name="P1">Tag buttons can be accessed as PINS components. For an ap319, the component shows six pins (buttons). To emulate a push, right-click on a pin in the bottom row of the PINS window. The pin will go up for a short while and then back down. If you left-click on a pin, it will toggle its status, so you have to click twice to emulate a push.</text:p>
      <text:p text:style-name="P1">To test voltage indications, open the SENSORS component of a tag. There are two <text:soft-page-break/>sensors corresponding to the built in sensors of CC430: the temperature sensor and the voltage sensor (the second one). The sensor value can be adjusted by sliding the bar. The sensor is preset at 2457, which corresponds to 3.0V.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H57M50S</meta:editing-duration>
    <meta:editing-cycles>114</meta:editing-cycles>
    <meta:generator>OpenOffice/4.1.1$Win32 OpenOffice.org_project/411m6$Build-9775</meta:generator>
    <dc:date>2015-07-06T18:48:25.95</dc:date>
    <dc:creator>Pawel Gburzynski</dc:creator>
    <meta:document-statistic meta:table-count="0" meta:image-count="0" meta:object-count="0" meta:page-count="3" meta:paragraph-count="22" meta:word-count="1060" meta:character-count="5967"/>
    <meta:user-defined meta:name="Info 1"/>
    <meta:user-defined meta:name="Info 2"/>
    <meta:user-defined meta:name="Info 3"/>
    <meta:user-defined meta:name="Info 4"/>
  </office:meta>
</office:document-meta>
</file>